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style:text-position="33% 58%"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gr1" style:family="graphic">
      <style:graphic-properties draw:fill-color="#dddddd" draw:textarea-horizontal-align="justify" draw:textarea-vertical-align="middle" draw:auto-grow-height="false" fo:min-height="1.561cm" fo:min-width="19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5.821cm" fo:min-width="19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808080" draw:textarea-horizontal-align="justify" draw:textarea-vertical-align="middle" draw:auto-grow-height="false" fo:min-height="1.244cm" fo:min-width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eeeee" draw:textarea-horizontal-align="justify" draw:textarea-vertical-align="middle" draw:auto-grow-height="false" fo:min-height="19.211cm" fo:min-width="19.2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667cm" fo:min-width="19.2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2" svg:width="19.157cm" svg:height="1.562cm" svg:x="-0.84cm" svg:y="-1.575cm"><text:p text:style-name="P1"><text:span text:style-name="T1">L</text:span><text:span text:style-name="T1">e</text:span><text:span text:style-name="T1">s</text:span><text:span text:style-name="T1"> </text:span><text:span text:style-name="T1">c</text:span><text:span text:style-name="T1">o</text:span><text:span text:style-name="T1">u</text:span><text:span text:style-name="T1">t</text:span><text:span text:style-name="T1">u</text:span><text:span text:style-name="T1">r</text:span><text:span text:style-name="T1">i</text:span><text:span text:style-name="T1">è</text:span><text:span text:style-name="T1">r</text:span><text:span text:style-name="T1">e</text:span><text:span text:style-name="T1">s</text:span></text:p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3" svg:width="19.157cm" svg:height="5.822cm" svg:x="-0.84cm" svg:y="-0.014cm"><text:p/><draw:enhanced-geometry svg:viewBox="0 0 21600 21600" draw:type="rectangle" draw:enhanced-path="M 0 0 L 21600 0 21600 21600 0 21600 0 0 Z N"/></draw:custom-shape><draw:line text:anchor-type="paragraph" draw:z-index="2" draw:name="Forme3" draw:style-name="gr3" draw:text-style-name="P1" svg:x1="-0.84cm" svg:y1="0.145cm" svg:x2="18.078cm" svg:y2="5.781cm"><text:p/></draw:line><draw:line text:anchor-type="paragraph" draw:z-index="3" draw:name="Forme4" draw:style-name="gr3" draw:text-style-name="P1" svg:x1="17.866cm" svg:y1="0.145cm" svg:x2="-1.025cm" svg:y2="5.834cm"><text:p/></draw:line><draw:line text:anchor-type="paragraph" draw:z-index="4" draw:name="Forme5" draw:style-name="gr4" draw:text-style-name="P4" svg:x1="16.544cm" svg:y1="-1.205cm" svg:x2="17.655cm" svg:y2="-1.205cm"><text:p/></draw:line><draw:line text:anchor-type="paragraph" draw:z-index="5" draw:name="Forme6" draw:style-name="gr4" draw:text-style-name="P4" svg:x1="16.517cm" svg:y1="-0.808cm" svg:x2="17.655cm" svg:y2="-0.808cm"><text:p/></draw:line><draw:line text:anchor-type="paragraph" draw:z-index="6" draw:name="Forme7" draw:style-name="gr4" draw:text-style-name="P4" svg:x1="16.57cm" svg:y1="-0.464cm" svg:x2="17.681cm" svg:y2="-0.464cm"><text:p/></draw:line><draw:custom-shape text:anchor-type="paragraph" draw:z-index="7" draw:name="Forme8" draw:style-name="gr5" draw:text-style-name="P5" svg:width="1.244cm" svg:height="1.244cm" svg:x="-0.628cm" svg:y="-1.363cm"><text:p text:style-name="P1">logo</text:p><draw:enhanced-geometry svg:viewBox="0 0 21600 21600" draw:type="rectangle" draw:enhanced-path="M 0 0 L 21600 0 21600 21600 0 21600 0 0 Z N"/></draw:custom-shape><draw:custom-shape text:anchor-type="paragraph" draw:z-index="8" draw:name="Forme9" draw:style-name="gr6" draw:text-style-name="P6" svg:width="19.211cm" svg:height="19.211cm" svg:x="-0.893cm" svg:y="6.283cm"><text:p text:style-name="P1"><text:span text:style-name="T1">PRESENTATION</text:span></text:p><draw:enhanced-geometry svg:viewBox="0 0 21600 21600" draw:type="rectangle" draw:enhanced-path="M 0 0 L 21600 0 21600 21600 0 21600 0 0 Z N"/></draw:custom-shape><draw:line text:anchor-type="paragraph" draw:z-index="9" draw:name="Forme10" draw:style-name="gr4" draw:text-style-name="P4" svg:x1="-0.893cm" svg:y1="6.283cm" svg:x2="18.316cm" svg:y2="25.492cm"><text:p/></draw:line><draw:line text:anchor-type="paragraph" draw:z-index="10" draw:name="Forme11" draw:style-name="gr4" draw:text-style-name="P4" svg:x1="18.316cm" svg:y1="6.283cm" svg:x2="-0.893cm" svg:y2="25.492cm"><text:p/></draw:line><draw:custom-shape text:anchor-type="paragraph" draw:z-index="11" draw:name="Forme12" draw:style-name="gr7" svg:width="19.236cm" svg:height="1.668cm" svg:x="-0.919cm" svg:y="25.73cm"><text:p text:style-name="P1">FOOTER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9:58:24.804226175</meta:creation-date>
    <dc:date>2018-12-27T10:37:44.224587749</dc:date>
    <meta:editing-duration>PT21M2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